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ffff00" draw:fill="solid" draw:fill-color="#ffff99" draw:fill-gradient-name="Gradient_20_1" draw:fill-hatch-name="Black_20_0_20_Degrees" draw:fill-image-name="Empty" draw:opacity="75%" draw:textarea-horizontal-align="justify" draw:textarea-vertical-align="middle" draw:auto-grow-height="false" draw:shadow="visible" draw:shadow-offset-x="0.15cm" draw:shadow-offset-y="0.15cm" draw:shadow-color="#e6e64c" draw:shadow-opacity="75%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99ccff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stroke="none" svg:stroke-color="#ffff00" draw:fill="solid" draw:fill-color="#b7ffb8" draw:fill-gradient-name="Gradient_20_1" draw:fill-hatch-name="Black_20_0_20_Degrees" draw:fill-image-name="Empty" draw:opacity="75%" draw:textarea-horizontal-align="justify" draw:textarea-vertical-align="middle" draw:auto-grow-height="false" draw:shadow="visible" draw:shadow-offset-x="0.15cm" draw:shadow-offset-y="0.15cm" draw:shadow-color="#3deb3d" draw:shadow-opacity="75%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color="#000000" style:text-outline="false" fo:font-family="'DejaVu Sans'" style:font-style-name="Gras" style:font-family-generic="swiss" style:font-pitch="variable" fo:font-size="12pt" fo:text-shadow="none" fo:font-weight="bold" style:font-size-asian="18pt" style:font-size-complex="18pt" style:font-relief="none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1" draw:layer="layout" svg:width="3cm" svg:height="1.5cm" svg:x="9.5cm" svg:y="15.5cm">
          <text:p text:style-name="P1">termin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5" draw:layer="layout" svg:width="3cm" svg:height="1.5cm" svg:x="15cm" svg:y="15.5cm">
          <text:p text:style-name="P1">resul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2" draw:layer="layout" svg:width="3cm" svg:height="1.5cm" svg:x="9.5cm" svg:y="12.5cm">
          <text:p text:style-name="P1">a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4" draw:layer="layout" svg:width="3cm" svg:height="1.5cm" svg:x="15cm" svg:y="12.5cm">
          <text:p text:style-name="P1">modu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7" draw:layer="layout" svg:width="3cm" svg:height="1.5cm" svg:x="4cm" svg:y="12.5cm">
          <text:p text:style-name="P1">stor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6" draw:layer="layout" svg:width="3cm" svg:height="1.5cm" svg:x="4cm" svg:y="15.5cm">
          <text:p text:style-name="P1">interfa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3" draw:layer="layout" svg:width="3cm" svg:height="1.5cm" svg:x="9.5cm" svg:y="9.5cm">
          <text:p text:style-name="P1">engin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1cm" svg:y1="15.5cm" svg:x2="11cm" svg:y2="14cm" draw:start-shape="id1" draw:end-shape="id2" svg:d="m11000 15500v-1500">
          <text:p/>
        </draw:connector>
        <draw:connector draw:style-name="gr2" draw:text-style-name="P2" draw:layer="layout" svg:x1="11cm" svg:y1="12.5cm" svg:x2="11cm" svg:y2="11cm" draw:start-shape="id2" draw:start-glue-point="0" draw:end-shape="id3" svg:d="m11000 12500v-1500">
          <text:p/>
        </draw:connector>
        <draw:connector draw:style-name="gr2" draw:text-style-name="P2" draw:layer="layout" svg:x1="12.5cm" svg:y1="13.25cm" svg:x2="15cm" svg:y2="13.25cm" draw:start-shape="id2" draw:start-glue-point="1" draw:end-shape="id4" svg:d="m12500 13250h2500">
          <text:p/>
        </draw:connector>
        <draw:connector draw:style-name="gr2" draw:text-style-name="P2" draw:layer="layout" svg:x1="16.5cm" svg:y1="14cm" svg:x2="16.5cm" svg:y2="15.5cm" draw:start-shape="id4" draw:end-shape="id5" svg:d="m16500 14000v1500">
          <text:p/>
        </draw:connector>
        <draw:connector draw:style-name="gr2" draw:text-style-name="P2" draw:layer="layout" svg:x1="15cm" svg:y1="16.25cm" svg:x2="12.5cm" svg:y2="16.25cm" draw:start-shape="id5" draw:end-shape="id1" svg:d="m15000 16250h-2500">
          <text:p/>
        </draw:connector>
        <draw:connector draw:style-name="gr2" draw:text-style-name="P2" draw:layer="layout" svg:x1="7cm" svg:y1="16.25cm" svg:x2="9.5cm" svg:y2="16.25cm" draw:start-shape="id6" draw:start-glue-point="1" draw:end-shape="id1" svg:d="m7000 16250h2500">
          <text:p/>
        </draw:connector>
        <draw:custom-shape draw:style-name="gr3" draw:text-style-name="P2" draw:layer="layout" svg:width="1cm" svg:height="2cm" svg:x="10.5cm" svg:y="17.5cm">
          <text:p/>
          <draw:enhanced-geometry svg:viewBox="0 0 21600 21600" draw:text-areas="?f0 ?f7 ?f2 21600" draw:type="up-arrow" draw:modifiers="7361.91904047976 6322.4775224775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2" draw:text-style-name="P2" draw:layer="layout" svg:x1="5.5cm" svg:y1="15.5cm" svg:x2="5.5cm" svg:y2="14cm" draw:start-shape="id6" draw:end-shape="id7" draw:end-glue-point="2" svg:d="m5500 15500v-1500">
          <text:p/>
        </draw:connector>
        <draw:custom-shape draw:style-name="gr1" draw:text-style-name="P1" draw:id="id8" draw:layer="layout" svg:width="3cm" svg:height="1.5cm" svg:x="15cm" svg:y="9.5cm">
          <text:p text:style-name="P1">xiag</text:p>
          <text:p text:style-name="P1">modul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5cm" svg:y1="10.25cm" svg:x2="12.5cm" svg:y2="10.25cm" draw:start-shape="id8" draw:start-glue-point="3" draw:end-shape="id3" svg:d="m15000 10250h-2500">
          <text:p/>
        </draw:connector>
        <draw:custom-shape draw:style-name="gr4" draw:text-style-name="P1" draw:id="id9" draw:layer="layout" svg:width="3cm" svg:height="1.5cm" svg:x="20.5cm" svg:y="15.5cm">
          <text:p text:style-name="P1">tex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8cm" svg:y1="13.25cm" svg:x2="20.5cm" svg:y2="16.249cm" draw:start-shape="id4" draw:end-shape="id9" draw:end-glue-point="5" svg:d="m18000 13250h1326v2999h1174">
          <text:p/>
        </draw:connector>
        <draw:custom-shape draw:style-name="gr1" draw:text-style-name="P1" draw:id="id10" draw:layer="layout" svg:width="3cm" svg:height="1.5cm" svg:x="4cm" svg:y="4.5cm">
          <text:p text:style-name="P1">chapt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11" draw:layer="layout" svg:width="3cm" svg:height="1.5cm" svg:x="9.5cm" svg:y="4.5cm">
          <text:p text:style-name="P1">sce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12" draw:layer="layout" svg:width="3cm" svg:height="1.5cm" svg:x="15cm" svg:y="4.5cm">
          <text:p text:style-name="P1">roo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13" draw:layer="layout" svg:width="3cm" svg:height="1.5cm" svg:x="20.5cm" svg:y="4.5cm">
          <text:p text:style-name="P1">entit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14" draw:layer="layout" svg:width="3cm" svg:height="1.5cm" svg:x="25cm" svg:y="4.5cm">
          <text:p text:style-name="P1">condi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svg:x1="21.999cm" svg:y1="15.5cm" svg:x2="18cm" svg:y2="10.249cm" draw:start-shape="id9" draw:start-glue-point="4" draw:end-shape="id8" draw:end-glue-point="7" svg:d="m21999 15500v-5251h-3999">
          <text:p/>
        </draw:connector>
        <draw:connector draw:style-name="gr2" draw:text-style-name="P2" draw:layer="layout" draw:line-skew="-0.826cm" svg:x1="10.999cm" svg:y1="9.5cm" svg:x2="5.499cm" svg:y2="6cm" draw:start-shape="id3" draw:start-glue-point="4" draw:end-shape="id10" draw:end-glue-point="6" svg:d="m10999 9500v-2500h-5500v-1000">
          <text:p/>
        </draw:connector>
        <draw:connector draw:style-name="gr2" draw:text-style-name="P2" draw:layer="layout" svg:x1="11cm" svg:y1="9.5cm" svg:x2="11cm" svg:y2="6cm" draw:start-shape="id3" draw:end-shape="id11" draw:end-glue-point="2" svg:d="m11000 9500v-3500">
          <text:p/>
        </draw:connector>
        <draw:connector draw:style-name="gr2" draw:text-style-name="P2" draw:layer="layout" draw:line-skew="-0.826cm" svg:x1="11cm" svg:y1="9.5cm" svg:x2="16.499cm" svg:y2="6cm" draw:start-shape="id3" draw:end-shape="id12" draw:end-glue-point="6" svg:d="m11000 9500v-2500h5499v-1000">
          <text:p/>
        </draw:connector>
        <draw:connector draw:style-name="gr2" draw:text-style-name="P2" draw:layer="layout" draw:line-skew="-0.826cm" svg:x1="11cm" svg:y1="9.5cm" svg:x2="21.999cm" svg:y2="6cm" draw:start-shape="id3" draw:start-glue-point="0" draw:end-shape="id13" draw:end-glue-point="6" svg:d="m11000 9500v-2500h10999v-1000">
          <text:p/>
        </draw:connector>
        <draw:connector draw:style-name="gr2" draw:text-style-name="P2" draw:layer="layout" draw:line-skew="-0.5cm -0.5cm" svg:x1="4cm" svg:y1="13.25cm" svg:x2="5.499cm" svg:y2="4.5cm" draw:start-shape="id7" draw:end-shape="id10" draw:end-glue-point="4" svg:d="m4000 13250h-1000v-9750h2499v1000">
          <text:p/>
        </draw:connector>
        <draw:connector draw:style-name="gr2" draw:text-style-name="P2" draw:layer="layout" draw:line-skew="-0.5cm -0.5cm" svg:x1="4cm" svg:y1="13.249cm" svg:x2="10.999cm" svg:y2="4.5cm" draw:start-shape="id7" draw:start-glue-point="5" draw:end-shape="id11" draw:end-glue-point="4" svg:d="m4000 13249h-1000v-9749h7999v1000">
          <text:p/>
        </draw:connector>
        <draw:connector draw:style-name="gr2" draw:text-style-name="P2" draw:layer="layout" draw:line-skew="-0.5cm -0.5cm" svg:x1="4cm" svg:y1="13.249cm" svg:x2="16.499cm" svg:y2="4.5cm" draw:start-shape="id7" draw:start-glue-point="5" draw:end-shape="id12" draw:end-glue-point="4" svg:d="m4000 13249h-1000v-9749h13499v1000">
          <text:p/>
        </draw:connector>
        <draw:connector draw:style-name="gr2" draw:text-style-name="P2" draw:layer="layout" draw:line-skew="-0.5cm -0.5cm" svg:x1="4cm" svg:y1="13.249cm" svg:x2="21.999cm" svg:y2="4.5cm" draw:start-shape="id7" draw:start-glue-point="5" draw:end-shape="id13" draw:end-glue-point="4" svg:d="m4000 13249h-1000v-9749h18999v1000">
          <text:p/>
        </draw:connector>
        <draw:connector draw:style-name="gr2" draw:text-style-name="P2" draw:layer="layout" svg:x1="23.5cm" svg:y1="5.25cm" svg:x2="25cm" svg:y2="5.25cm" draw:start-shape="id13" draw:end-shape="id14" svg:d="m23500 5250h1500">
          <text:p/>
        </draw:connector>
        <draw:connector draw:style-name="gr2" draw:text-style-name="P2" draw:layer="layout" draw:line-skew="-0.5cm -0.5cm" svg:x1="4cm" svg:y1="13.249cm" svg:x2="26.499cm" svg:y2="4.5cm" draw:start-shape="id7" draw:start-glue-point="5" draw:end-shape="id14" draw:end-glue-point="4" svg:d="m4000 13249h-1000v-9749h23499v1000">
          <text:p/>
        </draw:connector>
        <draw:connector draw:style-name="gr2" draw:text-style-name="P2" draw:layer="layout" svg:x1="7cm" svg:y1="5.25cm" svg:x2="9.5cm" svg:y2="5.25cm" draw:start-shape="id10" draw:end-shape="id11" svg:d="m7000 5250h2500">
          <text:p/>
        </draw:connector>
        <draw:connector draw:style-name="gr2" draw:text-style-name="P2" draw:layer="layout" svg:x1="12.5cm" svg:y1="5.25cm" svg:x2="15cm" svg:y2="5.25cm" draw:start-shape="id11" draw:end-shape="id12" svg:d="m12500 5250h2500">
          <text:p/>
        </draw:connector>
        <draw:connector draw:style-name="gr2" draw:text-style-name="P2" draw:layer="layout" svg:x1="18cm" svg:y1="5.25cm" svg:x2="20.5cm" svg:y2="5.25cm" draw:start-shape="id12" draw:end-shape="id13" svg:d="m18000 5250h2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Mathieu SCHROETER</meta:initial-creator>
    <meta:creation-date>2008-11-16T15:37:30</meta:creation-date>
    <dc:creator>Mathieu SCHROETER</dc:creator>
    <dc:date>2008-11-16T16:24:09</dc:date>
    <meta:editing-cycles>3</meta:editing-cycles>
    <meta:editing-duration>PT16M18S</meta:editing-duration>
    <meta:user-defined meta:name="Info 1"/>
    <meta:user-defined meta:name="Info 2"/>
    <meta:user-defined meta:name="Info 3"/>
    <meta:user-defined meta:name="Info 4"/>
    <meta:document-statistic meta:object-count="38"/>
  </office:meta>
</office:document-meta>
</file>